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33118263991144788" text:style-name="L1">
        <text:list-item>
          <text:p text:style-name="P1">sommaire – principales parties (12)</text:p>
          <text:list>
            <text:list-item>
              <text:p text:style-name="P1">intro</text:p>
            </text:list-item>
            <text:list-item>
              <text:p text:style-name="P1">processus et threads</text:p>
            </text:list-item>
            <text:list-item>
              <text:p text:style-name="P1">gestion de la mémoire</text:p>
            </text:list-item>
            <text:list-item>
              <text:p text:style-name="P1">systèmes de fichiers</text:p>
            </text:list-item>
            <text:list-item>
              <text:p text:style-name="P1">entrées/sorties</text:p>
            </text:list-item>
            <text:list-item>
              <text:p text:style-name="P1">interblocages (gestion des priorités ?)</text:p>
            </text:list-item>
            <text:list-item>
              <text:p text:style-name="P1">systèmes d'exploitation multimédias (gestion de l'interface graphique / sonore ?)</text:p>
            </text:list-item>
            <text:list-item>
              <text:p text:style-name="P1">systèmes multiprocesseurs</text:p>
            </text:list-item>
            <text:list-item>
              <text:p text:style-name="P1">sécurité</text:p>
            </text:list-item>
            <text:list-item>
              <text:p text:style-name="P1">linux</text:p>
            </text:list-item>
            <text:list-item>
              <text:p text:style-name="P1">vista</text:p>
            </text:list-item>
            <text:list-item>
              <text:p text:style-name="P1">conception du système d'exploitation</text:p>
            </text:list-item>
          </text:list>
        </text:list-item>
        <text:list-item>
          <text:p text:style-name="P1">l'auteur</text:p>
          <text:list>
            <text:list-item>
              <text:p text:style-name="P1">Andrew S. Tanenbaum</text:p>
            </text:list-item>
            <text:list-item>
              <text:p text:style-name="P1">métier</text:p>
              <text:list>
                <text:list-item>
                  <text:p text:style-name="P1">prof d'inforesponsable a Amsterdam</text:p>
                </text:list-item>
                <text:list-item>
                  <text:p text:style-name="P1">responsable du groupe systèmes informatiques</text:p>
                </text:list-item>
                <text:list-item>
                  <text:p text:style-name="P1">dirige l'institut advanced school for computing and imaging</text:p>
                </text:list-item>
                <text:list-item>
                  <text:p text:style-name="P1">(établissement de recherche sur les systèmes parallèles et distribués pour l'image)</text:p>
                </text:list-item>
              </text:list>
            </text:list-item>
            <text:list-item>
              <text:p text:style-name="P1">sa carrière (simplifiée)</text:p>
              <text:list>
                <text:list-item>
                  <text:p text:style-name="P1">renommée mondiale</text:p>
                </text:list-item>
                <text:list-item>
                  <text:p text:style-name="P1">créateur du kit de compilation d'Amsterdam</text:p>
                </text:list-item>
                <text:list-item>
                  <text:p text:style-name="P1">(outil d'aide a la création de compilateur)</text:p>
                </text:list-item>
                <text:list-item>
                  <text:p text:style-name="P1">créateur de MINIX, clone d'UNIX destiné aux étudiants</text:p>
                </text:list-item>
                <text:list-item>
                  <text:p text:style-name="P1">a contribué a la création d'amoeba (OS distribué)</text:p>
                </text:list-item>
                <text:list-item>
                  <text:p text:style-name="P1">a gagné plein de récompenses et médailles</text:p>
                </text:list-item>
              </text:list>
            </text:list-item>
          </text:list>
        </text:list-item>
        <text:list-item>
          <text:p text:style-name="P1">préface : rien d'intéressant – que des détails sur la version</text:p>
        </text:list-item>
        <text:list-item>
          <text:p text:style-name="P1">intro</text:p>
          <text:list>
            <text:list-item>
              <text:p text:style-name="P1">intro de l'intro</text:p>
              <text:list>
                <text:list-item>
                  <text:p text:style-name="P1"/>
                </text:list-item>
              </text:list>
            </text:list-item>
            <text:list-item>
              <text:p text:style-name="P1">qu'est ce qu'un système d'exploitation 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6T17:05:00</meta:creation-date>
    <dc:date>2014-10-06T17:42:20</dc:date>
    <dc:creator>yjfjyf jjku</dc:creator>
    <meta:editing-duration>PT37M21S</meta:editing-duration>
    <meta:editing-cycles>25</meta:editing-cycles>
    <meta:generator>OpenOffice/4.0.0$Unix OpenOffice.org_project/400m3$Build-9702</meta:generator>
    <meta:document-statistic meta:table-count="0" meta:image-count="0" meta:object-count="0" meta:page-count="1" meta:paragraph-count="31" meta:word-count="167" meta:character-count="990"/>
  </office:meta>
</office:document-meta>
</file>